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9f8e"/>
    </style:style>
    <style:style style:name="P2" style:family="paragraph" style:parent-style-name="Standard" style:list-style-name="L1">
      <style:text-properties style:font-name="DejaVu Sans Condensed" fo:font-size="11pt" officeooo:rsid="00148c7a" officeooo:paragraph-rsid="000f9f8e" style:font-size-asian="11pt" style:font-size-complex="11pt"/>
    </style:style>
    <style:style style:name="P3" style:family="paragraph" style:parent-style-name="Standard" style:list-style-name="L3">
      <style:text-properties style:font-name="DejaVu Sans Condensed" fo:font-size="11pt" officeooo:rsid="00148c7a" officeooo:paragraph-rsid="000f9f8e" style:font-size-asian="11pt" style:font-size-complex="11pt"/>
    </style:style>
    <style:style style:name="P4" style:family="paragraph" style:parent-style-name="Standard" style:list-style-name="L4">
      <style:text-properties style:font-name="DejaVu Sans Condensed" fo:font-size="11pt" officeooo:rsid="00148c7a" officeooo:paragraph-rsid="000f9f8e" style:font-size-asian="11pt" style:font-size-complex="11pt"/>
    </style:style>
    <style:style style:name="P5" style:family="paragraph" style:parent-style-name="Standard" style:list-style-name="L5">
      <style:text-properties style:font-name="DejaVu Sans Condensed" fo:font-size="11pt" officeooo:rsid="00148c7a" officeooo:paragraph-rsid="000f9f8e" style:font-size-asian="11pt" style:font-size-complex="11pt"/>
    </style:style>
    <style:style style:name="P6" style:family="paragraph" style:parent-style-name="Standard" style:list-style-name="L6">
      <style:text-properties style:font-name="DejaVu Sans Condensed" fo:font-size="11pt" officeooo:rsid="00148c7a" officeooo:paragraph-rsid="000f9f8e" style:font-size-asian="11pt" style:font-size-complex="11pt"/>
    </style:style>
    <style:style style:name="P7" style:family="paragraph" style:parent-style-name="Standard" style:list-style-name="L7">
      <style:text-properties style:font-name="DejaVu Sans Condensed" fo:font-size="11pt" officeooo:rsid="00148c7a" officeooo:paragraph-rsid="000f9f8e" style:font-size-asian="11pt" style:font-size-complex="11pt"/>
    </style:style>
    <style:style style:name="P8" style:family="paragraph" style:parent-style-name="Standard" style:list-style-name="L8">
      <style:text-properties style:font-name="DejaVu Sans Condensed" fo:font-size="11pt" officeooo:rsid="00148c7a" officeooo:paragraph-rsid="000f9f8e" style:font-size-asian="11pt" style:font-size-complex="11pt"/>
    </style:style>
    <style:style style:name="P9" style:family="paragraph" style:parent-style-name="Standard" style:list-style-name="L9">
      <style:text-properties style:font-name="DejaVu Sans Condensed" fo:font-size="11pt" officeooo:rsid="00148c7a" officeooo:paragraph-rsid="000f9f8e" style:font-size-asian="11pt" style:font-size-complex="11pt"/>
    </style:style>
    <style:style style:name="P10" style:family="paragraph" style:parent-style-name="Standard">
      <style:text-properties style:font-name="DejaVu Sans Condensed" fo:font-size="11pt" officeooo:rsid="00148c7a" officeooo:paragraph-rsid="00166c62" style:font-size-asian="11pt" style:font-size-complex="11pt"/>
    </style:style>
    <style:style style:name="P11" style:family="paragraph" style:parent-style-name="Standard" style:list-style-name="L11">
      <style:text-properties style:font-name="DejaVu Sans Condensed" fo:font-size="11pt" officeooo:rsid="00148c7a" officeooo:paragraph-rsid="000f9f8e" style:font-size-asian="11pt" style:font-size-complex="11pt"/>
    </style:style>
    <style:style style:name="P12" style:family="paragraph" style:parent-style-name="Standard" style:list-style-name="L12">
      <style:text-properties style:font-name="DejaVu Sans Condensed" fo:font-size="11pt" officeooo:rsid="00148c7a" officeooo:paragraph-rsid="0012cc9b" style:font-size-asian="11pt" style:font-size-complex="11pt"/>
    </style:style>
    <style:style style:name="P13" style:family="paragraph" style:parent-style-name="Standard" style:list-style-name="L2">
      <style:text-properties style:font-name="DejaVu Sans Condensed" fo:font-size="11pt" officeooo:paragraph-rsid="000f9f8e" style:font-size-asian="11pt" style:font-size-complex="11pt"/>
    </style:style>
    <style:style style:name="P14" style:family="paragraph" style:parent-style-name="Standard" style:list-style-name="L6">
      <style:text-properties style:font-name="DejaVu Sans Condensed" fo:font-size="11pt" officeooo:rsid="0018178b" officeooo:paragraph-rsid="000f9f8e" style:font-size-asian="11pt" style:font-size-complex="11pt"/>
    </style:style>
    <style:style style:name="P15" style:family="paragraph" style:parent-style-name="Standard" style:list-style-name="L9">
      <style:text-properties style:font-name="DejaVu Sans Condensed" fo:font-size="11pt" officeooo:rsid="0018178b" officeooo:paragraph-rsid="000f9f8e" style:font-size-asian="11pt" style:font-size-complex="11pt"/>
    </style:style>
    <style:style style:name="P16" style:family="paragraph" style:parent-style-name="Standard" style:list-style-name="L10">
      <style:text-properties style:font-name="DejaVu Sans Condensed" fo:font-size="11pt" officeooo:rsid="0012cc9b" officeooo:paragraph-rsid="0012cc9b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DejaVu Sans Condensed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DejaVu Sans Condensed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DejaVu Sans Condensed" fo:font-size="11pt" fo:font-weight="bold" officeooo:rsid="00148c7a" officeooo:paragraph-rsid="000f9f8e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DejaVu Sans Condensed" fo:font-size="11pt" fo:font-weight="bold" officeooo:rsid="00148c7a" officeooo:paragraph-rsid="0012cc9b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DejaVu Sans Condensed" fo:font-size="11pt" fo:font-weight="bold" officeooo:rsid="0012cc9b" officeooo:paragraph-rsid="0012cc9b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DejaVu Sans Condensed" fo:font-size="11pt" fo:font-style="italic" officeooo:rsid="00148c7a" officeooo:paragraph-rsid="000f9f8e" style:font-size-asian="11pt" style:font-style-asian="italic" style:font-size-complex="11pt" style:font-style-complex="italic"/>
    </style:style>
    <style:style style:name="P23" style:family="paragraph" style:parent-style-name="Standard">
      <style:text-properties style:font-name="DejaVu Sans Condensed" fo:font-size="11pt" fo:font-style="italic" officeooo:rsid="00148c7a" officeooo:paragraph-rsid="00166c62" style:font-size-asian="11pt" style:font-style-asian="italic" style:font-size-complex="11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officeooo:rsid="0019c0cd"/>
    </style:style>
    <style:style style:name="T4" style:family="text">
      <style:text-properties officeooo:rsid="0018178b"/>
    </style:style>
    <style:style style:name="T5" style:family="text">
      <style:text-properties officeooo:rsid="0012cc9b"/>
    </style:style>
    <style:style style:name="T6" style:family="text">
      <style:text-properties officeooo:rsid="001480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148080" style:font-weight-asian="bold" style:font-weight-complex="bold"/>
    </style:style>
    <style:style style:name="T10" style:family="text">
      <style:text-properties fo:font-weight="bold" officeooo:rsid="001dc3b9" style:font-weight-asian="bold" style:font-weight-complex="bold"/>
    </style:style>
    <style:style style:name="T11" style:family="text">
      <style:text-properties fo:font-weight="bold" officeooo:rsid="00195a7f" style:font-weight-asian="bold" style:font-weight-complex="bold"/>
    </style:style>
    <style:style style:name="T12" style:family="text">
      <style:text-properties fo:font-weight="bold" officeooo:rsid="001bccb8" style:font-weight-asian="bold" style:font-weight-complex="bold"/>
    </style:style>
    <style:style style:name="T13" style:family="text">
      <style:text-properties officeooo:rsid="00195a7f"/>
    </style:style>
    <style:style style:name="T14" style:family="text">
      <style:text-properties fo:font-size="14pt" officeooo:rsid="00148c7a" style:font-size-asian="14pt" style:font-size-complex="14pt"/>
    </style:style>
    <style:style style:name="T15" style:family="text">
      <style:text-properties fo:font-size="14pt" officeooo:rsid="0018178b" style:font-size-asian="14pt" style:font-size-complex="14pt"/>
    </style:style>
    <style:style style:name="T16" style:family="text">
      <style:text-properties officeooo:rsid="00148c7a"/>
    </style:style>
    <style:style style:name="T17" style:family="text">
      <style:text-properties officeooo:rsid="001b3e45"/>
    </style:style>
    <style:style style:name="T18" style:family="text">
      <style:text-properties style:font-name="Segoe UI" fo:font-size="11pt" fo:font-weight="bold" officeooo:rsid="0018178b" style:font-size-asian="11pt" style:font-weight-asian="bold" style:font-size-complex="11pt" style:font-weight-complex="bold"/>
    </style:style>
    <style:style style:name="T19" style:family="text">
      <style:text-properties style:font-name="Segoe UI" fo:font-size="11pt" fo:font-weight="bold" officeooo:rsid="001b3e45" style:font-size-asian="11pt" style:font-weight-asian="bold" style:font-size-complex="11pt" style:font-weight-complex="bold"/>
    </style:style>
    <style:style style:name="T20" style:family="text">
      <style:text-properties style:font-name="Segoe UI" fo:font-size="11pt" fo:font-weight="bold" officeooo:rsid="00195a7f" style:font-size-asian="11pt" style:font-weight-asian="bold" style:font-size-complex="11pt" style:font-weight-complex="bold"/>
    </style:style>
    <style:style style:name="T21" style:family="text">
      <style:text-properties style:font-name="Segoe UI" fo:font-weight="bold" officeooo:rsid="0018178b" style:font-weight-asian="bold" style:font-weight-complex="bold"/>
    </style:style>
    <style:style style:name="T22" style:family="text">
      <style:text-properties style:font-name="Segoe UI" fo:font-weight="bold" officeooo:rsid="001b3e45" style:font-weight-asian="bold" style:font-weight-complex="bold"/>
    </style:style>
    <style:style style:name="T23" style:family="text">
      <style:text-properties style:font-name="Segoe UI" fo:font-weight="bold" officeooo:rsid="00195a7f" style:font-weight-asian="bold" style:font-weight-complex="bold"/>
    </style:style>
    <style:style style:name="T24" style:family="text">
      <style:text-properties style:font-name="Segoe UI" fo:font-size="12pt" fo:font-weight="bold" officeooo:rsid="0018178b" style:font-size-asian="12pt" style:font-weight-asian="bold" style:font-size-complex="12pt" style:font-weight-complex="bold"/>
    </style:style>
    <style:style style:name="T25" style:family="text">
      <style:text-properties style:font-name="Segoe UI" fo:font-size="12pt" fo:font-weight="bold" officeooo:rsid="001b3e45" style:font-size-asian="12pt" style:font-weight-asian="bold" style:font-size-complex="12pt" style:font-weight-complex="bold"/>
    </style:style>
    <style:style style:name="T26" style:family="text">
      <style:text-properties style:font-name="Segoe UI" fo:font-size="12pt" fo:font-weight="bold" officeooo:rsid="00195a7f" style:font-size-asian="12pt" style:font-weight-asian="bold" style:font-size-complex="12pt" style:font-weight-complex="bold"/>
    </style:style>
    <style:style style:name="T27" style:family="text">
      <style:text-properties style:font-name="Segoe UI" fo:font-size="12pt" fo:font-weight="bold" officeooo:rsid="001bccb8" style:font-size-asian="12pt" style:font-weight-asian="bold" style:font-size-complex="12pt" style:font-weight-complex="bold"/>
    </style:style>
    <style:style style:name="T28" style:family="text">
      <style:text-properties officeooo:rsid="001bccb8"/>
    </style:style>
    <style:style style:name="T2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b3e45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bccb8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dc3b9" style:font-size-asian="12pt" style:font-weight-asian="bold" style:font-size-complex="12pt" style:font-weight-complex="bold"/>
    </style:style>
    <style:style style:name="T34" style:family="text">
      <style:text-properties officeooo:rsid="001f8b3f"/>
    </style:style>
    <style:style style:name="T35" style:family="text">
      <style:text-properties style:font-name="DejaVu Sans Condensed" fo:font-size="11pt" fo:font-weight="bold" officeooo:rsid="0018178b" style:font-size-asian="11pt" style:font-weight-asian="bold" style:font-size-complex="11pt" style:font-weight-complex="bold"/>
    </style:style>
    <style:style style:name="T36" style:family="text">
      <style:text-properties style:font-name="DejaVu Sans Condensed" fo:font-size="11pt" fo:font-weight="bold" officeooo:rsid="001dc3b9" style:font-size-asian="11pt" style:font-weight-asian="bold" style:font-size-complex="11pt" style:font-weight-complex="bold"/>
    </style:style>
    <style:style style:name="T37" style:family="text">
      <style:text-properties style:font-name="DejaVu Sans Condensed" fo:font-size="11pt" fo:font-weight="bold" officeooo:rsid="00195a7f" style:font-size-asian="11pt" style:font-weight-asian="bold" style:font-size-complex="11pt" style:font-weight-complex="bold"/>
    </style:style>
    <style:style style:name="T38" style:family="text">
      <style:text-properties style:font-name="DejaVu Sans Condensed" fo:font-size="11pt" fo:font-weight="bold" officeooo:rsid="001f8b3f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5">Joystick mapping - </text:span><text:span text:style-name="T36">DejaVu Sans Cond</text:span><text:span text:style-name="T37"> 1</text:span><text:span text:style-name="T38">1</text:span><text:span text:style-name="T37"> pt</text:span></text:p>
      <text:p text:style-name="P17"/>
      <text:p text:style-name="P19">Trigger</text:p>
      <text:list xml:id="list2588987534" text:style-name="L1">
        <text:list-item>
          <text:p text:style-name="P2"><text:span text:style-name="T3">P 1</text:span>: --</text:p>
        </text:list-item>
        <text:list-item>
          <text:p text:style-name="P2">P 2: Fire gun or A/A missile; or laser designator or marker <text:span text:style-name="T5">in TPOD/TRIG</text:span></text:p>
        </text:list-item>
      </text:list>
      <text:p text:style-name="P19">Flip-down trigger</text:p>
      <text:list xml:id="list1704990666" text:style-name="L2">
        <text:list-item>
          <text:p text:style-name="P13"><text:span text:style-name="T16">P: Undesignate </text:span><text:span text:style-name="T4">target</text:span><text:span text:style-name="T16">, NWS, </text:span><text:span text:style-name="T4">NWS HI</text:span></text:p>
        </text:list-item>
      </text:list>
      <text:p text:style-name="P19">Red button</text:p>
      <text:list xml:id="list2892324699" text:style-name="L3">
        <text:list-item>
          <text:p text:style-name="P3">P: Weapon release</text:p>
        </text:list-item>
        <text:list-item>
          <text:p text:style-name="P3">S-P (3x): Eject</text:p>
        </text:list-item>
      </text:list>
      <text:p text:style-name="P19">Upper gray button</text:p>
      <text:list xml:id="list4164032196" text:style-name="L4">
        <text:list-item>
          <text:p text:style-name="P4">P: Center VR view</text:p>
        </text:list-item>
      </text:list>
      <text:p text:style-name="P19">Lower gray button</text:p>
      <text:list xml:id="list728103635" text:style-name="L5">
        <text:list-item>
          <text:p text:style-name="P5">P: Recce event mark</text:p>
        </text:list-item>
      </text:list>
      <text:p text:style-name="P18">Trim hat</text:p>
      <text:list xml:id="list1798786381" text:style-name="L6">
        <text:list-item>
          <text:p text:style-name="P14">U/D/L/R: Pitch/Roll Trim</text:p>
        </text:list-item>
        <text:list-item>
          <text:p text:style-name="P6"><text:span text:style-name="T4">S-L/S-R</text:span>: Rudder Trim</text:p>
        </text:list-item>
        <text:list-item>
          <text:p text:style-name="P6">S-U: Set Take Off trim (+13 degrees)</text:p>
        </text:list-item>
        <text:list-item>
          <text:p text:style-name="P6">S-D: FCS Reset button</text:p>
        </text:list-item>
      </text:list>
      <text:p text:style-name="P19"><text:span text:style-name="T4">Dish hat</text:span> -- <text:span text:style-name="T6">"SCS/</text:span>Sensor Control Switch<text:span text:style-name="T6">"</text:span></text:p>
      <text:p text:style-name="P22">A/A, Radar in BVR mode:</text:p>
      <text:list xml:id="list1403064343" text:style-name="L7">
        <text:list-item>
          <text:p text:style-name="P7">U: Radar to Boresight ACM mode</text:p>
        </text:list-item>
        <text:list-item>
          <text:p text:style-name="P7">D: <text:span text:style-name="T4">SOI</text:span> to center MFD</text:p>
        </text:list-item>
        <text:list-item>
          <text:p text:style-name="P7">L: <text:span text:style-name="T4">SOI</text:span> to left MFD</text:p>
        </text:list-item>
        <text:list-item>
          <text:p text:style-name="P7">R: <text:span text:style-name="T4">SOI</text:span> to right MFD</text:p>
          <text:p text:style-name="P7">If <text:span text:style-name="T4">MFD already has SOI</text:span>, automatically locks up either the target currently under the cursor, or the closest target, <text:span text:style-name="T4">or unlocks if target is locked.</text:span></text:p>
        </text:list-item>
      </text:list>
      <text:p text:style-name="P22">A/A, Radar in ACM mode:</text:p>
      <text:list xml:id="list16255489" text:style-name="L8">
        <text:list-item>
          <text:p text:style-name="P8">U: Radar Boresight ACM mode</text:p>
        </text:list-item>
        <text:list-item>
          <text:p text:style-name="P8">D: Radar VACQ (vertical) ACM mode</text:p>
        </text:list-item>
        <text:list-item>
          <text:p text:style-name="P8">L: Radar WACQ (wide) ACM mode</text:p>
        </text:list-item>
        <text:list-item>
          <text:p text:style-name="P8">R: ??</text:p>
        </text:list-item>
      </text:list>
      <text:p text:style-name="P22">A/G mode:</text:p>
      <text:list xml:id="list3191439907" text:style-name="L9">
        <text:list-item>
          <text:p text:style-name="P9">U: <text:span text:style-name="T4">SOI</text:span> to HUD</text:p>
        </text:list-item>
        <text:list-item>
          <text:p text:style-name="P9">D: <text:span text:style-name="T4">SOI to </text:span>center MFD</text:p>
        </text:list-item>
        <text:list-item>
          <text:p text:style-name="P9">L: <text:span text:style-name="T4">SOI to </text:span>left MFD</text:p>
        </text:list-item>
        <text:list-item>
          <text:p text:style-name="P9">R: <text:span text:style-name="T4">SOI to r</text:span>ight MFD</text:p>
          <text:p text:style-name="P15">If FLIR MFD already has SOI, hat toward FLIR toggles through tracking modes: none (blank), ATRK, PTRK</text:p>
        </text:list-item>
      </text:list>
      <text:p text:style-name="P21">MANVR/PC hat -- Mouse and zoom</text:p>
      <text:p text:style-name="P21">Index finger hat -- Game controls</text:p>
      <text:list xml:id="list992560330" text:style-name="L10">
        <text:list-item>
          <text:p text:style-name="P16">F: Active pause</text:p>
        </text:list-item>
        <text:list-item>
          <text:p text:style-name="P16">B: --</text:p>
        </text:list-item>
        <text:list-item>
          <text:p text:style-name="P16">U: Rearm/Refuel window</text:p>
        </text:list-item>
        <text:list-item>
          <text:p text:style-name="P16">D: Show controls indicator</text:p>
        </text:list-item>
        <text:list-item>
          <text:p text:style-name="P16">P: Toggle show control stick</text:p>
        </text:list-item>
        <text:list-item>
          <text:p text:style-name="P16">S-P: Toggle show pilot body</text:p>
        </text:list-item>
      </text:list>
      <text:p text:style-name="P10"><text:span text:style-name="T8">Gray Reset </text:span><text:span text:style-name="T7">hat -- </text:span><text:span text:style-name="T9">"</text:span><text:span text:style-name="T7">Weapon Select Switch</text:span><text:span text:style-name="T9">"</text:span></text:p>
      <text:p text:style-name="P23">Pressing any of these sets you to A/A mode automatically.</text:p>
      <text:list xml:id="list1597277192" text:style-name="L11">
        <text:list-item>
          <text:p text:style-name="P11">F: Selects AIM-7, radar 4-bar scan, 140 degrees, 40 miles</text:p>
        </text:list-item>
        <text:list-item>
          <text:p text:style-name="P11">B: Selects gun, radar 5-bar GACQ vertical scan, 5 miles</text:p>
        </text:list-item>
        <text:list-item>
          <text:p text:style-name="P11">R: Selects AIM-120, radar 4-bar scan, 140 degrees, 80 miles for AIM-120B, 160 miles for AIM-120C</text:p>
        </text:list-item>
        <text:list-item>
          <text:p text:style-name="P11">P: Selects AIM-9, radar 4-bar scan, 90 degrees, 10 miles for AIM-9P/M, 20 miles for AIM-9X</text:p>
        </text:list-item>
      </text:list>
      <text:p text:style-name="P20">Brake lever -- <text:span text:style-name="T6">"</text:span><text:span text:style-name="T3">Paddle switch</text:span><text:span text:style-name="T6">"</text:span></text:p>
      <text:list xml:id="list3889582662" text:style-name="L12">
        <text:list-item>
          <text:p text:style-name="P12"><text:span text:style-name="T3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31:40.282000000</dc:date>
    <meta:editing-duration>PT1H41M34S</meta:editing-duration>
    <meta:editing-cycles>1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5" meta:character-count="1689" meta:non-whitespace-character-count="1432"/>
  </office:meta>
</office:document-meta>
</file>